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MIn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AMInputStream.switchCurrentBuffer( boolean enforceEO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AMInputStream.seek( long po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MInputStream.readBy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AMInputStream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MInputStream.RAMInputStream( RAM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AMInputStream.readBytes( byte [ ] b , int offset , int l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RAMInputStream.getFilePoin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